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6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6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3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3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6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4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4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4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4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3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9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8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2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7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20.00%" fo:text-align="left" fo:margin-bottom="7.00pt"/>
    </style:style>
    <style:style style:name="P3" style:family="paragraph">
      <style:paragraph-properties fo:line-height="100.00%" fo:text-align="left" fo:margin-bottom="14.15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bottom="14.15pt"/>
    </style:style>
    <style:style style:name="P6" style:family="paragraph">
      <style:paragraph-properties fo:line-height="120.00%" fo:text-align="left" fo:margin-bottom="7.00pt"/>
    </style:style>
    <style:style style:name="P7" style:family="paragraph">
      <style:paragraph-properties fo:line-height="100.00%" fo:text-align="left" fo:margin-bottom="14.15pt"/>
    </style:style>
    <style:style style:name="P8" style:family="paragraph">
      <style:paragraph-properties fo:line-height="120.00%" fo:text-align="left" fo:margin-bottom="7.00pt"/>
    </style:style>
    <style:style style:name="P9" style:family="paragraph">
      <style:paragraph-properties fo:line-height="100.00%" fo:text-align="left" fo:margin-top="7.00pt" fo:margin-bottom="6.00pt"/>
    </style:style>
    <style:style style:name="P10" style:family="paragraph">
      <style:paragraph-properties fo:line-height="120.00%" fo:text-align="left" fo:margin-bottom="7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bottom="14.15pt"/>
    </style:style>
    <style:style style:name="P13" style:family="paragraph">
      <style:paragraph-properties fo:line-height="120.00%" fo:text-align="left" fo:margin-bottom="7.00pt"/>
    </style:style>
    <style:style style:name="P14" style:family="paragraph">
      <style:paragraph-properties fo:line-height="120.00%" fo:text-align="left"/>
    </style:style>
    <style:style style:name="P15" style:family="paragraph">
      <style:paragraph-properties fo:line-height="120.00%" fo:text-align="left" fo:margin-bottom="7.00pt"/>
    </style:style>
    <style:style style:name="P16" style:family="paragraph">
      <style:paragraph-properties fo:line-height="100.00%" fo:text-align="left" fo:margin-bottom="14.15pt"/>
    </style:style>
    <style:style style:name="P17" style:family="paragraph">
      <style:paragraph-properties fo:line-height="100.00%" fo:text-align="left"/>
    </style:style>
  </office:automatic-styles>
  <office:body>
    <office:text>
      <text:p text:style-name="P1"><text:span text:style-name="T1">Ветви</text:span></text:p>
      <text:p text:style-name="P1"><text:span text:style-name="T2"/></text:p>
      <text:p text:style-name="P1"><text:span text:style-name="T3">Создание</text:span><text:span text:style-name="T4"><text:s/></text:span><text:span text:style-name="T5">ветви</text:span><text:span text:style-name="T6"><text:s/></text:span><text:span text:style-name="T7">$ git checkout -b develop</text:span></text:p>
      <text:p text:style-name="P1"><text:span text:style-name="T8">Но</text:span><text:span text:style-name="T9"><text:s/></text:span><text:span text:style-name="T10">для</text:span><text:span text:style-name="T11"><text:s/></text:span><text:span text:style-name="T12">этого</text:span><text:span text:style-name="T13"><text:s/></text:span><text:span text:style-name="T14">в</text:span><text:span text:style-name="T15"><text:s/></text:span><text:span text:style-name="T16">вашем</text:span><text:span text:style-name="T17"><text:s/></text:span><text:span text:style-name="T18">репозитории</text:span><text:span text:style-name="T19"><text:s/></text:span><text:span text:style-name="T20">должен</text:span><text:span text:style-name="T21"><text:s/></text:span><text:span text:style-name="T22">иметь</text:span><text:span text:style-name="T23"><text:s/></text:span><text:span text:style-name="T24">хотя</text:span><text:span text:style-name="T25"><text:s/></text:span><text:span text:style-name="T26">бы</text:span><text:span text:style-name="T27"><text:s/></text:span><text:span text:style-name="T28">одну</text:span><text:span text:style-name="T29"><text:s/></text:span><text:span text:style-name="T30">пустую</text:span><text:span text:style-name="T31"><text:s/></text:span><text:span text:style-name="T32">фиксацию</text:span></text:p>
      <text:p text:style-name="P1"><text:span text:style-name="T33"/></text:p>
      <text:p text:style-name="P1"><text:span text:style-name="T34">Каммит</text:span><text:span text:style-name="T35"><text:s/></text:span><text:span text:style-name="T36">создание</text:span></text:p>
      <text:p text:style-name="P1"><text:span text:style-name="T37"/></text:p>
      <text:p text:style-name="P2"><text:span text:style-name="T38">Можно</text:span><text:span text:style-name="T39"><text:s/></text:span><text:span text:style-name="T40">создать</text:span><text:span text:style-name="T41"><text:s/></text:span><text:span text:style-name="T42">коммит</text:span><text:span text:style-name="T43"><text:s/></text:span><text:span text:style-name="T44">одно</text:span><text:span text:style-name="T45"><text:s/></text:span><text:span text:style-name="T46">командой</text:span><text:span text:style-name="T47">,<text:s/></text:span><text:span text:style-name="T48">но</text:span><text:span text:style-name="T49"><text:s/></text:span><text:span text:style-name="T50">только</text:span><text:span text:style-name="T51"><text:s/></text:span><text:span text:style-name="T52">для</text:span><text:span text:style-name="T53"><text:s/></text:span><text:span text:style-name="T54">отслеживаемых</text:span><text:span text:style-name="T55"><text:s/></text:span><text:span text:style-name="T56">файлов</text:span><text:span text:style-name="T57">.<text:s/></text:span><text:span text:style-name="T58">В данном</text:span><text:span text:style-name="T59"><text:s/></text:span><text:span text:style-name="T60">случае</text:span><text:span text:style-name="T61"><text:s/></text:span><text:span text:style-name="T62">в</text:span><text:span text:style-name="T63"><text:s/></text:span><text:span text:style-name="T64">индекс</text:span><text:span text:style-name="T65"><text:s/></text:span><text:span text:style-name="T66">добавляются</text:span><text:span text:style-name="T67"><text:s/></text:span><text:span text:style-name="T68">все</text:span><text:span text:style-name="T69"><text:s/></text:span><text:span text:style-name="T70">изменения</text:span><text:span text:style-name="T71"><text:s/></text:span><text:span text:style-name="T72">файлов</text:span><text:span text:style-name="T73">,<text:s/></text:span><text:span text:style-name="T74">но</text:span><text:span text:style-name="T75"><text:s/></text:span><text:span text:style-name="T76">только</text:span><text:span text:style-name="T77"><text:s/></text:span><text:span text:style-name="T78">тех</text:span><text:span text:style-name="T79"><text:s/></text:span><text:span text:style-name="T80">файлов</text:span><text:span text:style-name="T81">,<text:s/></text:span><text:span text:style-name="T82">которые</text:span><text:span text:style-name="T83"><text:s/></text:span><text:span text:style-name="T84">уже</text:span><text:span text:style-name="T85"><text:s/></text:span><text:span text:style-name="T86">когда</text:span><text:span text:style-name="T87">-</text:span><text:span text:style-name="T88">либо</text:span><text:span text:style-name="T89"><text:s/></text:span><text:span text:style-name="T90">были</text:span><text:span text:style-name="T91"><text:s/></text:span><text:span text:style-name="T92">добавлены</text:span><text:span text:style-name="T93"><text:s/></text:span><text:span text:style-name="T94">в</text:span><text:span text:style-name="T95"><text:s/>Git<text:s/></text:span><text:span text:style-name="T96">репозиторий</text:span><text:span text:style-name="T97"><text:s/></text:span><text:span text:style-name="T98">—<text:s/></text:span><text:span text:style-name="T99">отслеживаемые</text:span><text:span text:style-name="T100"><text:s/></text:span><text:span text:style-name="T101">файлы</text:span><text:span text:style-name="T102"><text:s/>(Tracked files).<text:s/></text:span><text:span text:style-name="T103">То</text:span><text:span text:style-name="T104"><text:s/></text:span><text:span text:style-name="T105">есть</text:span><text:span text:style-name="T106"><text:s/></text:span><text:span text:style-name="T107">новые</text:span><text:span text:style-name="T108"><text:s/></text:span><text:span text:style-name="T109">неотслеживаемые</text:span><text:span text:style-name="T110"><text:s/></text:span><text:span text:style-name="T111">файлы</text:span><text:span text:style-name="T112"><text:s/>(Untracked files)<text:s/></text:span><text:span text:style-name="T113">данной</text:span><text:span text:style-name="T114"><text:s/></text:span><text:span text:style-name="T115">командой</text:span><text:span text:style-name="T116"><text:s/></text:span><text:span text:style-name="T117">игнорируются</text:span><text:span text:style-name="T118">.</text:span></text:p>
      <text:p text:style-name="P3"><text:span text:style-name="T119">git commit -a -m "Commit message."</text:span></text:p>
      <text:p text:style-name="P4"><text:span text:style-name="T120"/></text:p>
      <text:p text:style-name="P4"><text:span text:style-name="T121">git commit -m "Name of commit"<text:s text:c="4"/>#<text:s/></text:span><text:span text:style-name="T122">зафиксировать</text:span><text:span text:style-name="T123"><text:s/></text:span><text:span text:style-name="T124">в</text:span><text:span text:style-name="T125"><text:s/></text:span><text:span text:style-name="T126">коммите</text:span><text:span text:style-name="T127"><text:s/></text:span><text:span text:style-name="T128">проиндексированные</text:span><text:span text:style-name="T129"><text:s/></text:span><text:span text:style-name="T130">изменения</text:span><text:span text:style-name="T131"><text:s/>(</text:span><text:span text:style-name="T132">закоммитить</text:span><text:span text:style-name="T133">),<text:s/></text:span><text:span text:style-name="T134">добавить</text:span><text:span text:style-name="T135"><text:s/></text:span><text:span text:style-name="T136">сообщение</text:span></text:p>
      <text:p text:style-name="P5"><text:span text:style-name="T137">git commit -a -m "Name of commit" #<text:s/></text:span><text:span text:style-name="T138">проиндексировать</text:span><text:span text:style-name="T139"><text:s/></text:span><text:span text:style-name="T140">отслеживаемые</text:span><text:span text:style-name="T141"><text:s/></text:span><text:span text:style-name="T142">файлы</text:span><text:span text:style-name="T143"><text:s/>(</text:span><text:span text:style-name="T144">ТОЛЬКО</text:span><text:span text:style-name="T145"><text:s/></text:span><text:span text:style-name="T146">отслеживаемые</text:span><text:span text:style-name="T147">,<text:s/></text:span><text:span text:style-name="T148">но</text:span><text:span text:style-name="T149"><text:s/></text:span><text:span text:style-name="T150">НЕ</text:span><text:span text:style-name="T151"><text:s/></text:span><text:span text:style-name="T152">новые</text:span><text:span text:style-name="T153"><text:s/></text:span><text:span text:style-name="T154">файлы</text:span><text:span text:style-name="T155">)<text:s/></text:span><text:span text:style-name="T156">и</text:span><text:span text:style-name="T157"><text:s/></text:span><text:span text:style-name="T158">закоммитить</text:span><text:span text:style-name="T159">,<text:s/></text:span><text:span text:style-name="T160">добавить</text:span><text:span text:style-name="T161"><text:s/></text:span><text:span text:style-name="T162">сообщение</text:span></text:p>
      <text:p text:style-name="P6"><text:span text:style-name="T163">Удаление</text:span><text:span text:style-name="T164"><text:s/></text:span><text:span text:style-name="T165">каммита</text:span></text:p>
      <text:p text:style-name="P6"><text:span text:style-name="T166"><text:s/></text:span><text:span text:style-name="T167">Для</text:span><text:span text:style-name="T168"><text:s/></text:span><text:span text:style-name="T169">подобного</text:span><text:span text:style-name="T170"><text:s/></text:span><text:span text:style-name="T171">действия</text:span><text:span text:style-name="T172"><text:s/></text:span><text:span text:style-name="T173">Вам</text:span><text:span text:style-name="T174"><text:s/></text:span><text:span text:style-name="T175">нужен</text:span><text:span text:style-name="T176"><text:s/></text:span><text:a xlink:href="https://git-scm.com/book/ru/v1/Инструменты-Git-Перезапись-истории"><text:span text:style-name="T184">интерактивный</text:span><text:span text:style-name="T185"><text:s/>rebase</text:span></text:a><text:span text:style-name="T186">.<text:s/></text:span><text:span text:style-name="T187">Если</text:span><text:span text:style-name="T188"><text:s/></text:span><text:span text:style-name="T189">кратко</text:span><text:span text:style-name="T190">,<text:s/></text:span><text:span text:style-name="T191">тогда</text:span><text:span text:style-name="T192"><text:s/></text:span><text:span text:style-name="T193">так</text:span></text:p>
      <text:p text:style-name="P6"><text:span text:style-name="T193">вначале</text:span><text:span text:style-name="T194"><text:s/></text:span><text:span text:style-name="T195">нужно</text:span><text:span text:style-name="T196"><text:s/></text:span><text:span text:style-name="T197">его</text:span><text:span text:style-name="T198"><text:s/></text:span><text:span text:style-name="T199">запустить</text:span><text:span text:style-name="T200"><text:s/></text:span></text:p>
      <text:p text:style-name="P7"><text:span text:style-name="T201">git rebase -i HEAD~6</text:span></text:p>
      <text:p text:style-name="P8"><text:span text:style-name="T202">Вместо</text:span><text:span text:style-name="T203"><text:s/>HEAD~6 (</text:span><text:span text:style-name="T204">шесть</text:span><text:span text:style-name="T205"><text:s/></text:span><text:span text:style-name="T206">коммитов</text:span><text:span text:style-name="T207"><text:s/></text:span><text:span text:style-name="T208">назад</text:span><text:span text:style-name="T209">),<text:s/></text:span><text:span text:style-name="T210">можете</text:span><text:span text:style-name="T211"><text:s/></text:span><text:span text:style-name="T212">взять</text:span><text:span text:style-name="T213"><text:s/></text:span><text:span text:style-name="T214">хеш</text:span><text:span text:style-name="T215"><text:s/></text:span><text:span text:style-name="T216">любого</text:span><text:span text:style-name="T217"><text:s/></text:span><text:span text:style-name="T218">коммита</text:span><text:span text:style-name="T219"><text:s/></text:span><text:span text:style-name="T220">перед</text:span><text:span text:style-name="T221"><text:s/></text:span><text:span text:style-name="T222">коммитом</text:span><text:span text:style-name="T223"><text:s/>1.<text:s/></text:span><text:span text:style-name="T224">Откроется</text:span><text:span text:style-name="T225"><text:s/></text:span><text:span text:style-name="T226">вим</text:span><text:span text:style-name="T227"><text:s/></text:span><text:span text:style-name="T228">или</text:span><text:span text:style-name="T229"><text:s/></text:span><text:span text:style-name="T230">другой</text:span><text:span text:style-name="T231"><text:s/></text:span><text:span text:style-name="T232">редактор</text:span><text:span text:style-name="T233">.<text:s/></text:span><text:span text:style-name="T234">Там</text:span><text:span text:style-name="T235"><text:s/></text:span><text:span text:style-name="T236">будет</text:span><text:span text:style-name="T237"><text:s/></text:span><text:span text:style-name="T238">список</text:span><text:span text:style-name="T239"><text:s/></text:span><text:span text:style-name="T240">коммитов</text:span><text:span text:style-name="T241">.<text:s/></text:span><text:span text:style-name="T242">Теперь</text:span><text:span text:style-name="T243"><text:s/></text:span><text:span text:style-name="T244">удаляем</text:span><text:span text:style-name="T245"><text:s/></text:span><text:span text:style-name="T246">ненужные</text:span><text:span text:style-name="T247"><text:s/></text:span><text:span text:style-name="T248">коммиты</text:span><text:span text:style-name="T249"><text:s/>(</text:span><text:span text:style-name="T250">просто</text:span><text:span text:style-name="T251"><text:s/></text:span><text:span text:style-name="T252">удаляем</text:span><text:span text:style-name="T253"><text:s/></text:span><text:span text:style-name="T254">строки</text:span><text:span text:style-name="T255">).<text:s/></text:span><text:span text:style-name="T256">Если</text:span><text:span text:style-name="T257"><text:s/></text:span><text:span text:style-name="T258">это</text:span><text:span text:style-name="T259"><text:s/></text:span><text:span text:style-name="T260">вим</text:span><text:span text:style-name="T261">,<text:s/></text:span><text:span text:style-name="T262">тогда</text:span><text:span text:style-name="T263"><text:s/></text:span><text:span text:style-name="T264">просто</text:span><text:span text:style-name="T265"><text:s/></text:span><text:span text:style-name="T266">нажимаем</text:span><text:span text:style-name="T267"><text:s/></text:span><text:span text:style-name="T268">дважды</text:span><text:span text:style-name="T269"><text:s/>d<text:s/></text:span><text:span text:style-name="T270">на</text:span><text:span text:style-name="T271"><text:s/></text:span><text:span text:style-name="T272">нужных</text:span><text:span text:style-name="T273"><text:s/></text:span><text:span text:style-name="T274">строках</text:span><text:span text:style-name="T275"><text:s/>(</text:span><text:span text:style-name="T276">то</text:span><text:span text:style-name="T277"><text:s/></text:span><text:span text:style-name="T278">есть</text:span><text:span text:style-name="T279"><text:s/></text:span><text:span text:style-name="T280">тех</text:span><text:span text:style-name="T281">,<text:s/></text:span><text:span text:style-name="T282">которых</text:span><text:span text:style-name="T283"><text:s/></text:span><text:span text:style-name="T284">нужно</text:span><text:span text:style-name="T285"><text:s/></text:span><text:span text:style-name="T286">удалить</text:span><text:span text:style-name="T287">).</text:span></text:p>
      <text:p text:style-name="P8"><text:span text:style-name="T288">Потом</text:span><text:span text:style-name="T289"><text:s/></text:span><text:span text:style-name="T290">выходим</text:span><text:span text:style-name="T291"><text:s/></text:span><text:span text:style-name="T292">с</text:span><text:span text:style-name="T293"><text:s/></text:span><text:span text:style-name="T294">редактора</text:span><text:span text:style-name="T295"><text:s/>(</text:span><text:span text:style-name="T296">если</text:span><text:span text:style-name="T297"><text:s/></text:span><text:span text:style-name="T298">это</text:span><text:span text:style-name="T299"><text:s/></text:span><text:span text:style-name="T300">вим</text:span><text:span text:style-name="T301"><text:s/>-<text:s/></text:span><text:span text:style-name="T302">Esc</text:span><text:span text:style-name="T303"><text:s/></text:span><text:span text:style-name="T304">:wq</text:span><text:span text:style-name="T305">).</text:span></text:p>
      <text:p text:style-name="P8"><text:span text:style-name="T306">После</text:span><text:span text:style-name="T307"><text:s/></text:span><text:span text:style-name="T308">этого</text:span><text:span text:style-name="T309"><text:s/>git<text:s/></text:span><text:span text:style-name="T310">откатит</text:span><text:span text:style-name="T311"><text:s/></text:span><text:span text:style-name="T312">эти</text:span><text:span text:style-name="T313"><text:s/></text:span><text:span text:style-name="T314">коммиты</text:span><text:span text:style-name="T315"><text:s/></text:span><text:span text:style-name="T316">и</text:span><text:span text:style-name="T317"><text:s/></text:span><text:span text:style-name="T318">накатит</text:span><text:span text:style-name="T319"><text:s/></text:span><text:span text:style-name="T320">их</text:span><text:span text:style-name="T321"><text:s/></text:span><text:span text:style-name="T322">по</text:span><text:span text:style-name="T323"><text:s/></text:span><text:span text:style-name="T324">новому</text:span><text:span text:style-name="T325">.<text:s/></text:span><text:span text:style-name="T326">Вполне</text:span><text:span text:style-name="T327"><text:s/></text:span><text:span text:style-name="T328">возможно</text:span><text:span text:style-name="T329">,<text:s/></text:span><text:span text:style-name="T330">что</text:span><text:span text:style-name="T331"><text:s/></text:span><text:span text:style-name="T332">нужно</text:span><text:span text:style-name="T333"><text:s/></text:span><text:span text:style-name="T334">будет</text:span><text:span text:style-name="T335"><text:s/></text:span><text:span text:style-name="T336">по</text:span><text:span text:style-name="T337"><text:s/></text:span><text:span text:style-name="T338">ходу</text:span><text:span text:style-name="T339"><text:s/></text:span><text:span text:style-name="T340">дела</text:span><text:span text:style-name="T341"><text:s/></text:span><text:span text:style-name="T342">решать</text:span><text:span text:style-name="T343"><text:s/></text:span><text:span text:style-name="T344">конфликты</text:span><text:span text:style-name="T345">.</text:span></text:p>
      <text:p text:style-name="P8"><text:span text:style-name="T346">Помните</text:span><text:span text:style-name="T347">,<text:s/></text:span><text:span text:style-name="T348">что</text:span><text:span text:style-name="T349"><text:s/></text:span><text:span text:style-name="T350">на</text:span><text:span text:style-name="T351"><text:s/></text:span><text:span text:style-name="T352">самом</text:span><text:span text:style-name="T353"><text:s/></text:span><text:span text:style-name="T354">деле</text:span><text:span text:style-name="T355"><text:s/></text:span><text:span text:style-name="T356">старые</text:span><text:span text:style-name="T357"><text:s/></text:span><text:span text:style-name="T358">коммиты</text:span><text:span text:style-name="T359"><text:s/></text:span><text:span text:style-name="T360">никуда</text:span><text:span text:style-name="T361"><text:s/></text:span><text:span text:style-name="T362">не</text:span><text:span text:style-name="T363"><text:s/></text:span><text:span text:style-name="T364">уйдут</text:span><text:span text:style-name="T365">,<text:s/></text:span><text:span text:style-name="T366">просто</text:span><text:span text:style-name="T367"><text:s/></text:span><text:span text:style-name="T368">будут</text:span><text:span text:style-name="T369"><text:s/></text:span><text:span text:style-name="T370">созданы</text:span><text:span text:style-name="T371"><text:s/></text:span><text:span text:style-name="T372">новые</text:span><text:span text:style-name="T373"><text:s/></text:span><text:span text:style-name="T374">коммиты</text:span><text:span text:style-name="T375">.</text:span></text:p>
      <text:p text:style-name="P8"><text:span text:style-name="T376">Если</text:span><text:span text:style-name="T377"><text:s/></text:span><text:span text:style-name="T378">эти</text:span><text:span text:style-name="T379"><text:s/></text:span><text:span text:style-name="T380">коммиты</text:span><text:span text:style-name="T381"><text:s/></text:span><text:span text:style-name="T382">уже</text:span><text:span text:style-name="T383"><text:s/></text:span><text:span text:style-name="T384">были</text:span><text:span text:style-name="T385"><text:s/></text:span><text:span text:style-name="T386">запушены</text:span><text:span text:style-name="T387"><text:s/></text:span><text:span text:style-name="T388">на</text:span><text:span text:style-name="T389"><text:s/></text:span><text:span text:style-name="T390">удаленный</text:span><text:span text:style-name="T391"><text:s/></text:span><text:span text:style-name="T392">сервер</text:span><text:span text:style-name="T393">,<text:s/></text:span><text:span text:style-name="T394">то</text:span><text:span text:style-name="T395"><text:s/></text:span><text:span text:style-name="T396">лучше</text:span><text:span text:style-name="T397"><text:s/></text:span><text:span text:style-name="T398">не</text:span><text:span text:style-name="T399"><text:s/></text:span><text:span text:style-name="T400">делать</text:span><text:span text:style-name="T401"><text:s/></text:span><text:span text:style-name="T402">подобного</text:span><text:span text:style-name="T403">.<text:s/></text:span><text:span text:style-name="T404">Но</text:span><text:span text:style-name="T405"><text:s/></text:span><text:span text:style-name="T406">если</text:span><text:span text:style-name="T407"><text:s/></text:span><text:span text:style-name="T408">над</text:span><text:span text:style-name="T409"><text:s/></text:span><text:span text:style-name="T410">проектом</text:span><text:span text:style-name="T411"><text:s/></text:span><text:span text:style-name="T412">работаете</text:span><text:span text:style-name="T413"><text:s/></text:span><text:span text:style-name="T414">только</text:span><text:span text:style-name="T415"><text:s/></text:span><text:span text:style-name="T416">Вы</text:span><text:span text:style-name="T417">,<text:s/></text:span><text:span text:style-name="T418">то</text:span><text:span text:style-name="T419"><text:s/></text:span><text:span text:style-name="T420">нет</text:span><text:span text:style-name="T421"><text:s/></text:span><text:span text:style-name="T422">ничего</text:span><text:span text:style-name="T423"><text:s/></text:span><text:span text:style-name="T424">страшного</text:span><text:span text:style-name="T425">.<text:s/></text:span><text:span text:style-name="T426">Но</text:span><text:span text:style-name="T427"><text:s/></text:span><text:span text:style-name="T428">пуш</text:span><text:span text:style-name="T429"><text:s/></text:span><text:span text:style-name="T430">придется</text:span><text:span text:style-name="T431"><text:s/></text:span><text:span text:style-name="T432">делать</text:span><text:span text:style-name="T433"><text:s/></text:span><text:span text:style-name="T434">форсированным</text:span><text:span text:style-name="T435"><text:s/>(</text:span><text:span text:style-name="T436">-f</text:span><text:span text:style-name="T437">).</text:span></text:p>
      <text:p text:style-name="P9"><text:span text:style-name="T438">Основы</text:span><text:span text:style-name="T439"><text:s/></text:span><text:span text:style-name="T440">слияния</text:span></text:p>
      <text:p text:style-name="P10"><text:span text:style-name="T441">Предположим</text:span><text:span text:style-name="T442">,<text:s/></text:span><text:span text:style-name="T443">вы</text:span><text:span text:style-name="T444"><text:s/></text:span><text:span text:style-name="T445">решили</text:span><text:span text:style-name="T446">,<text:s/></text:span><text:span text:style-name="T447">что</text:span><text:span text:style-name="T448"><text:s/></text:span><text:span text:style-name="T449">работа</text:span><text:span text:style-name="T450"><text:s/></text:span><text:span text:style-name="T451">по</text:span><text:span text:style-name="T452"><text:s/></text:span><text:span text:style-name="T453">проблеме</text:span><text:span text:style-name="T454"><text:s/>#53<text:s/></text:span><text:span text:style-name="T455">закончена</text:span><text:span text:style-name="T456"><text:s/></text:span><text:span text:style-name="T457">и</text:span><text:span text:style-name="T458"><text:s/></text:span><text:span text:style-name="T459">её</text:span><text:span text:style-name="T460"><text:s/></text:span><text:span text:style-name="T461">можно</text:span><text:span text:style-name="T462"><text:s/></text:span><text:span text:style-name="T463">влить</text:span><text:span text:style-name="T464"><text:s/></text:span><text:span text:style-name="T465">в</text:span><text:span text:style-name="T466"><text:s/></text:span><text:span text:style-name="T467">ветку</text:span><text:span text:style-name="T468"><text:s/></text:span><text:span text:style-name="T469">master</text:span><text:span text:style-name="T470">.<text:s/></text:span><text:span text:style-name="T471">Для</text:span><text:span text:style-name="T472"><text:s/></text:span><text:span text:style-name="T473">этого</text:span><text:span text:style-name="T474"><text:s/></text:span><text:span text:style-name="T475">нужно</text:span><text:span text:style-name="T476"><text:s/></text:span><text:span text:style-name="T477">выполнить</text:span><text:span text:style-name="T478"><text:s/></text:span><text:span text:style-name="T479">слияние</text:span><text:span text:style-name="T480"><text:s/></text:span><text:span text:style-name="T481">ветки</text:span><text:span text:style-name="T482"><text:s/></text:span><text:span text:style-name="T483">iss53</text:span><text:span text:style-name="T484"><text:s/></text:span><text:span text:style-name="T485">точно</text:span><text:span text:style-name="T486"><text:s/></text:span><text:span text:style-name="T487">так</text:span><text:span text:style-name="T488"><text:s/></text:span><text:span text:style-name="T489">же</text:span><text:span text:style-name="T490">,<text:s/></text:span><text:span text:style-name="T491">как</text:span><text:span text:style-name="T492"><text:s/></text:span><text:span text:style-name="T493">вы</text:span><text:span text:style-name="T494"><text:s/></text:span><text:span text:style-name="T495">делали</text:span><text:span text:style-name="T496"><text:s/></text:span><text:span text:style-name="T497">это</text:span><text:span text:style-name="T498"><text:s/></text:span><text:span text:style-name="T499">с</text:span><text:span text:style-name="T500"><text:s/></text:span><text:span text:style-name="T501">веткой</text:span><text:span text:style-name="T502"><text:s/></text:span><text:span text:style-name="T503">hotfix</text:span><text:span text:style-name="T504"><text:s/></text:span><text:span text:style-name="T505">ранее</text:span><text:span text:style-name="T506">.<text:s/></text:span><text:span text:style-name="T507">Все</text:span><text:span text:style-name="T508"><text:s/></text:span><text:span text:style-name="T509">что</text:span><text:span text:style-name="T510"><text:s/></text:span><text:span text:style-name="T511">нужно</text:span><text:span text:style-name="T512"><text:s/></text:span><text:span text:style-name="T513">сделать</text:span><text:span text:style-name="T514"> — </text:span><text:span text:style-name="T515">переключиться</text:span><text:span text:style-name="T516"><text:s/></text:span><text:span text:style-name="T517">на</text:span><text:span text:style-name="T518"><text:s/></text:span><text:span text:style-name="T519">ветку</text:span><text:span text:style-name="T520">,<text:s/></text:span><text:span text:style-name="T521">в</text:span><text:span text:style-name="T522"><text:s/></text:span><text:span text:style-name="T523">которую</text:span><text:span text:style-name="T524"><text:s/></text:span><text:span text:style-name="T525">вы</text:span><text:span text:style-name="T526"><text:s/></text:span><text:span text:style-name="T527">хотите</text:span><text:span text:style-name="T528"><text:s/></text:span><text:span text:style-name="T529">включить</text:span><text:span text:style-name="T530"><text:s/></text:span><text:span text:style-name="T531">изменения</text:span><text:span text:style-name="T532">,<text:s/></text:span><text:span text:style-name="T533">и</text:span><text:span text:style-name="T534"><text:s/></text:span><text:span text:style-name="T535">выполнить</text:span><text:span text:style-name="T536"><text:s/></text:span><text:span text:style-name="T537">команду</text:span><text:span text:style-name="T538"><text:s/></text:span><text:span text:style-name="T539">git merge</text:span><text:span text:style-name="T540">:</text:span></text:p>
      <text:p text:style-name="P11"><text:span text:style-name="T541">$ git checkout master</text:span></text:p>
      <text:p text:style-name="P11"><text:span text:style-name="T541">Switched to branch 'master'</text:span></text:p>
      <text:p text:style-name="P11"><text:span text:style-name="T541">$ git merge iss53</text:span></text:p>
      <text:p text:style-name="P11"><text:span text:style-name="T541">Merge made by the 'recursive' strategy.</text:span></text:p>
      <text:p text:style-name="P11"><text:span text:style-name="T541">index.html |<text:s text:c="4"/>1 +</text:span></text:p>
      <text:p text:style-name="P12"><text:span text:style-name="T541">1 file changed, 1 insertion(+)</text:span></text:p>
      <text:p text:style-name="P13"><text:span text:style-name="T542">Результат</text:span><text:span text:style-name="T543"><text:s/></text:span><text:span text:style-name="T544">этой</text:span><text:span text:style-name="T545"><text:s/></text:span><text:span text:style-name="T546">операции</text:span><text:span text:style-name="T547"><text:s/></text:span><text:span text:style-name="T548">отличается</text:span><text:span text:style-name="T549"><text:s/></text:span><text:span text:style-name="T550">от</text:span><text:span text:style-name="T551"><text:s/></text:span><text:span text:style-name="T552">результата</text:span><text:span text:style-name="T553"><text:s/></text:span><text:span text:style-name="T554">слияния</text:span><text:span text:style-name="T555"><text:s/></text:span><text:span text:style-name="T556">ветки</text:span><text:span text:style-name="T557"><text:s/></text:span><text:span text:style-name="T558">hotfix</text:span><text:span text:style-name="T559">.<text:s/></text:span><text:span text:style-name="T560">В</text:span><text:span text:style-name="T561"><text:s/></text:span><text:span text:style-name="T562">данном</text:span><text:span text:style-name="T563"><text:s/></text:span><text:span text:style-name="T564">случае</text:span><text:span text:style-name="T565"><text:s/></text:span><text:span text:style-name="T566">процесс</text:span><text:span text:style-name="T567"><text:s/></text:span><text:span text:style-name="T568">разработки</text:span><text:span text:style-name="T569"><text:s/></text:span><text:span text:style-name="T570">ответвился</text:span><text:span text:style-name="T571"><text:s/></text:span><text:span text:style-name="T572">в</text:span><text:span text:style-name="T573"><text:s/></text:span><text:span text:style-name="T574">более</text:span><text:span text:style-name="T575"><text:s/></text:span><text:span text:style-name="T576">ранней</text:span><text:span text:style-name="T577"><text:s/></text:span><text:span text:style-name="T578">точке</text:span><text:span text:style-name="T579">.<text:s/></text:span><text:span text:style-name="T580">Так</text:span><text:span text:style-name="T581"><text:s/></text:span><text:span text:style-name="T582">как</text:span><text:span text:style-name="T583"><text:s/></text:span><text:span text:style-name="T584">коммит</text:span><text:span text:style-name="T585">,<text:s/></text:span><text:span text:style-name="T586">на</text:span><text:span text:style-name="T587"><text:s/></text:span><text:span text:style-name="T588">котором</text:span><text:span text:style-name="T589"><text:s/></text:span><text:span text:style-name="T590">мы</text:span><text:span text:style-name="T591"><text:s/></text:span><text:span text:style-name="T592">находимся</text:span><text:span text:style-name="T593">,<text:s/></text:span><text:span text:style-name="T594">не</text:span><text:span text:style-name="T595"><text:s/></text:span><text:span text:style-name="T596">является</text:span><text:span text:style-name="T597"><text:s/></text:span><text:span text:style-name="T598">прямым</text:span><text:span text:style-name="T599"><text:s/></text:span><text:span text:style-name="T600">родителем</text:span><text:span text:style-name="T601"><text:s/></text:span><text:span text:style-name="T602">ветки</text:span><text:span text:style-name="T603">,<text:s/></text:span><text:span text:style-name="T604">с</text:span><text:span text:style-name="T605"><text:s/></text:span><text:span text:style-name="T606">которой</text:span><text:span text:style-name="T607"><text:s/></text:span><text:span text:style-name="T608">мы</text:span><text:span text:style-name="T609"><text:s/></text:span><text:span text:style-name="T610">выполняем</text:span><text:span text:style-name="T611"><text:s/></text:span><text:span text:style-name="T612">слияние</text:span><text:span text:style-name="T613">, Git<text:s/></text:span><text:span text:style-name="T614">придётся</text:span><text:span text:style-name="T615"><text:s/></text:span><text:span text:style-name="T616">немного</text:span><text:span text:style-name="T617"><text:s/></text:span><text:span text:style-name="T618">потрудиться</text:span><text:span text:style-name="T619">.<text:s/></text:span><text:span text:style-name="T620">В</text:span><text:span text:style-name="T621"><text:s/></text:span><text:span text:style-name="T622">этом</text:span><text:span text:style-name="T623"><text:s/></text:span><text:span text:style-name="T624">случае</text:span><text:span text:style-name="T625"><text:s/>Git<text:s/></text:span><text:span text:style-name="T626">выполняет</text:span><text:span text:style-name="T627"><text:s/></text:span><text:span text:style-name="T628">простое</text:span><text:span text:style-name="T629"><text:s/></text:span><text:span text:style-name="T630">трёхстороннее</text:span><text:span text:style-name="T631"><text:s/></text:span><text:span text:style-name="T632">слияние</text:span><text:span text:style-name="T633"><text:s/></text:span><text:span text:style-name="T634">используя</text:span><text:span text:style-name="T635"><text:s/></text:span><text:span text:style-name="T636">последние</text:span><text:span text:style-name="T637"><text:s/></text:span><text:span text:style-name="T638">коммиты</text:span><text:span text:style-name="T639"><text:s/></text:span><text:span text:style-name="T640">объединяемых</text:span><text:span text:style-name="T641"><text:s/></text:span><text:span text:style-name="T642">веток</text:span><text:span text:style-name="T643"><text:s/></text:span><text:span text:style-name="T644">и</text:span><text:span text:style-name="T645"><text:s/></text:span><text:span text:style-name="T646">общего</text:span><text:span text:style-name="T647"><text:s/></text:span><text:span text:style-name="T648">для</text:span><text:span text:style-name="T649"><text:s/></text:span><text:span text:style-name="T650">них</text:span><text:span text:style-name="T651"><text:s/></text:span><text:span text:style-name="T652">родительского</text:span><text:span text:style-name="T653"><text:s/></text:span><text:span text:style-name="T654">коммита</text:span><text:span text:style-name="T655">.</text:span></text:p>
      <text:p text:style-name="P14"><text:span text:style-name="T656"><text:s/></text:span><text:span text:style-name="T657">Вместо</text:span><text:span text:style-name="T658"><text:s/></text:span><text:span text:style-name="T659">того</text:span><text:span text:style-name="T660">,<text:s/></text:span><text:span text:style-name="T661">чтобы</text:span><text:span text:style-name="T662"><text:s/></text:span><text:span text:style-name="T663">просто</text:span><text:span text:style-name="T664"><text:s/></text:span><text:span text:style-name="T665">передвинуть</text:span><text:span text:style-name="T666"><text:s/></text:span><text:span text:style-name="T667">указатель</text:span><text:span text:style-name="T668"><text:s/></text:span><text:span text:style-name="T669">ветки</text:span><text:span text:style-name="T670"><text:s/></text:span><text:span text:style-name="T671">вперёд</text:span><text:span text:style-name="T672">, Git<text:s/></text:span><text:span text:style-name="T673">создаёт</text:span><text:span text:style-name="T674"><text:s/></text:span><text:span text:style-name="T675">новый</text:span><text:span text:style-name="T676"><text:s/></text:span><text:span text:style-name="T677">результирующий</text:span><text:span text:style-name="T678"><text:s/></text:span><text:span text:style-name="T679">снимок</text:span><text:span text:style-name="T680"><text:s/></text:span><text:span text:style-name="T681">трёхстороннего</text:span><text:span text:style-name="T682"><text:s/></text:span><text:span text:style-name="T683">слияния</text:span><text:span text:style-name="T684">,<text:s/></text:span><text:span text:style-name="T685">а</text:span><text:span text:style-name="T686"><text:s/></text:span><text:span text:style-name="T687">затем</text:span><text:span text:style-name="T688"><text:s/></text:span><text:span text:style-name="T689">автоматически</text:span><text:span text:style-name="T690"><text:s/></text:span><text:span text:style-name="T691">делает</text:span><text:span text:style-name="T692"><text:s/></text:span><text:span text:style-name="T693">коммит</text:span><text:span text:style-name="T694">.<text:s/></text:span><text:span text:style-name="T695">Этот</text:span><text:span text:style-name="T696"><text:s/></text:span><text:span text:style-name="T697">особый</text:span><text:span text:style-name="T698"><text:s/></text:span><text:span text:style-name="T699">коммит</text:span><text:span text:style-name="T700"><text:s/></text:span><text:span text:style-name="T701">называют</text:span><text:span text:style-name="T702"><text:s/></text:span><text:span text:style-name="T703">коммитом</text:span><text:span text:style-name="T704"><text:s/></text:span><text:span text:style-name="T705">слияния</text:span><text:span text:style-name="T706">,<text:s/></text:span><text:span text:style-name="T707">так</text:span><text:span text:style-name="T708"><text:s/></text:span><text:span text:style-name="T709">как</text:span><text:span text:style-name="T710"><text:s/></text:span><text:span text:style-name="T711">у</text:span><text:span text:style-name="T712"><text:s/></text:span><text:span text:style-name="T713">него</text:span><text:span text:style-name="T714"><text:s/></text:span><text:span text:style-name="T715">более</text:span><text:span text:style-name="T716"><text:s/></text:span><text:span text:style-name="T717">одного</text:span><text:span text:style-name="T718"><text:s/></text:span><text:span text:style-name="T719">предка</text:span><text:span text:style-name="T720">.</text:span></text:p>
      <text:p text:style-name="P14"><text:span text:style-name="T721"><text:s/></text:span></text:p>
      <text:p text:style-name="P15"><text:span text:style-name="T722">Теперь</text:span><text:span text:style-name="T723">,<text:s/></text:span><text:span text:style-name="T724">когда</text:span><text:span text:style-name="T725"><text:s/></text:span><text:span text:style-name="T726">изменения</text:span><text:span text:style-name="T727"><text:s/></text:span><text:span text:style-name="T728">слиты</text:span><text:span text:style-name="T729">,<text:s/></text:span><text:span text:style-name="T730">ветка</text:span><text:span text:style-name="T731"><text:s/></text:span><text:span text:style-name="T732">iss53</text:span><text:span text:style-name="T733"><text:s/></text:span><text:span text:style-name="T734">больше</text:span><text:span text:style-name="T735"><text:s/></text:span><text:span text:style-name="T736">не</text:span><text:span text:style-name="T737"><text:s/></text:span><text:span text:style-name="T738">нужна</text:span><text:span text:style-name="T739">.<text:s/></text:span><text:span text:style-name="T740">Вы</text:span><text:span text:style-name="T741"><text:s/></text:span><text:span text:style-name="T742">можете</text:span><text:span text:style-name="T743"><text:s/></text:span><text:span text:style-name="T744">закрыть</text:span><text:span text:style-name="T745"><text:s/></text:span><text:span text:style-name="T746">задачу</text:span><text:span text:style-name="T747"><text:s/></text:span><text:span text:style-name="T748">в</text:span><text:span text:style-name="T749"><text:s/></text:span><text:span text:style-name="T750">системе</text:span><text:span text:style-name="T751"><text:s/></text:span><text:span text:style-name="T752">отслеживания</text:span><text:span text:style-name="T753"><text:s/></text:span><text:span text:style-name="T754">ошибок</text:span><text:span text:style-name="T755"><text:s/></text:span><text:span text:style-name="T756">и</text:span><text:span text:style-name="T757"><text:s/></text:span><text:span text:style-name="T758">удалить</text:span><text:span text:style-name="T759"><text:s/></text:span><text:span text:style-name="T760">ветку</text:span><text:span text:style-name="T761">:</text:span></text:p>
      <text:p text:style-name="P16"><text:span text:style-name="T762">$ git branch -d iss53</text:span><text:span text:style-name="T763"/></text:p>
      <text:p text:style-name="P17"><text:span text:style-name="T76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